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d95c7"/>
    </style:style>
    <style:style style:name="P10" style:family="paragraph" style:parent-style-name="Table_20_Contents">
      <style:paragraph-properties fo:text-align="center" style:justify-single-word="false"/>
      <style:text-properties officeooo:paragraph-rsid="000f2aee"/>
    </style:style>
    <style:style style:name="P11" style:family="paragraph" style:parent-style-name="Обычный_20__28_веб_29_">
      <style:paragraph-properties fo:margin-top="0cm" fo:margin-bottom="0cm" style:contextual-spacing="false"/>
    </style:style>
    <style:style style:name="P12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3" style:family="paragraph" style:parent-style-name="Heading_20_1">
      <style:paragraph-properties fo:margin-left="0cm" fo:margin-right="0cm" fo:margin-top="0cm" fo:margin-bottom="0.085cm" style:contextual-spacing="false" fo:text-indent="0cm" style:auto-text-indent="false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paragraph-rsid="000f56c8"/>
    </style:style>
    <style:style style:name="P1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paragraph-rsid="0011e18c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353de" officeooo:paragraph-rsid="001353de" style:font-weight-asian="normal" style:font-weight-complex="normal"/>
    </style:style>
    <style:style style:name="P19" style:family="paragraph" style:parent-style-name="Table_20_Contents">
      <style:text-properties fo:language="ru" fo:country="RU" fo:font-weight="normal" officeooo:rsid="0014dbd4" officeooo:paragraph-rsid="0014dbd4" style:font-weight-asian="normal" style:font-weight-complex="normal"/>
    </style:style>
    <style:style style:name="P20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353de"/>
    </style:style>
    <style:style style:name="P21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353de" officeooo:paragraph-rsid="001353de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4dbd4" officeooo:paragraph-rsid="0014dbd4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3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ru" fo:country="RU" officeooo:rsid="0014dbd4" officeooo:paragraph-rsid="0014dbd4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4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 loext:hyphenation-no-caps="false"/>
    </style:style>
    <style:style style:name="P25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14dbd4" fo:hyphenate="false" loext:hyphenation-no-caps="false"/>
    </style:style>
    <style:style style:name="P26" style:family="paragraph" style:parent-style-name="Table_20_Contents">
      <style:text-properties officeooo:paragraph-rsid="0014dbd4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95c7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0d95c7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style="italic" fo:background-color="transparent" loext:char-shading-value="0" style:font-style-asian="italic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c25f4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0f2aee" style:font-name-asian="Times New Roman" style:font-name-complex="Times New Roman"/>
    </style:style>
    <style:style style:name="T11" style:family="text">
      <style:text-properties fo:language="ru" fo:country="RU" officeooo:rsid="000f56c8" style:font-name-asian="Times New Roman" style:font-name-complex="Times New Roman"/>
    </style:style>
    <style:style style:name="T12" style:family="text">
      <style:text-properties fo:language="ru" fo:country="RU" officeooo:rsid="000f2aee"/>
    </style:style>
    <style:style style:name="T13" style:family="text">
      <style:text-properties fo:language="ru" fo:country="RU" fo:font-weight="normal" officeooo:rsid="000f2aee" style:font-weight-asian="normal" style:font-weight-complex="normal"/>
    </style:style>
    <style:style style:name="T14" style:family="text">
      <style:text-properties fo:language="ru" fo:country="RU" fo:font-weight="normal" officeooo:rsid="0014dbd4" style:font-weight-asian="normal" style:font-weight-complex="normal"/>
    </style:style>
    <style:style style:name="T15" style:family="text">
      <style:text-properties style:text-position="super 67%" fo:language="ru" fo:country="RU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text-underline-style="solid" style:text-underline-width="auto" style:text-underline-color="font-color" officeooo:rsid="000d95c7" style:text-underline-mode="continuous" style:text-overline-mode="continuous" style:text-line-through-mode="continuous"/>
    </style:style>
    <style:style style:name="T19" style:family="text">
      <style:text-properties fo:language="en" fo:country="US" officeooo:rsid="000f2aee" style:font-name-asian="Times New Roman" style:font-name-complex="Times New Roman"/>
    </style:style>
    <style:style style:name="T20" style:family="text">
      <style:text-properties fo:language="en" fo:country="US" officeooo:rsid="000f56c8" style:font-name-asian="Times New Roman" style:font-name-complex="Times New Roman"/>
    </style:style>
    <style:style style:name="T21" style:family="text">
      <style:text-properties fo:language="en" fo:country="US" officeooo:rsid="00110a11" style:font-name-asian="Times New Roman" style:font-name-complex="Times New Roman"/>
    </style:style>
    <style:style style:name="T22" style:family="text">
      <style:text-properties fo:language="en" fo:country="US" officeooo:rsid="001353de" style:font-name-asian="Times New Roman" style:font-name-complex="Times New Roman"/>
    </style:style>
    <style:style style:name="T23" style:family="text"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4" style:family="text">
      <style:text-properties fo:font-size="12pt" fo:language="en" fo:country="US" officeooo:rsid="0014dbd4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5" style:family="text">
      <style:text-properties fo:font-size="12pt" fo:language="ru" fo:country="RU" style:text-underline-style="solid" style:text-underline-width="auto" style:text-underline-color="font-color" officeooo:rsid="000d95c7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6" style:family="text">
      <style:text-properties fo:font-size="12pt" fo:language="ru" fo:country="RU" officeooo:rsid="0014dbd4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7" style:family="text">
      <style:text-properties fo:font-size="12pt" officeooo:rsid="0014dbd4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8" style:family="text">
      <style:text-properties officeooo:rsid="000786af"/>
    </style:style>
    <style:style style:name="T29" style:family="text">
      <style:text-properties style:font-name="Times New Roman Cyr" fo:language="ru" fo:country="RU" style:font-name-complex="Times New Roman Cyr1"/>
    </style:style>
    <style:style style:name="T30" style:family="text">
      <style:text-properties style:font-name="Times New Roman Cyr" fo:language="ru" fo:country="RU" officeooo:rsid="000c25f4" style:font-name-complex="Times New Roman Cyr1"/>
    </style:style>
    <style:style style:name="T31" style:family="text">
      <style:text-properties style:font-name="Times New Roman Cyr" fo:language="ru" fo:country="RU" style:text-underline-style="solid" style:text-underline-width="auto" style:text-underline-color="font-color" officeooo:rsid="000d95c7" style:font-name-complex="Times New Roman Cyr1"/>
    </style:style>
    <style:style style:name="T32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34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0f2aee" style:font-size-asian="12pt" style:font-size-complex="12pt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language="ru" fo:country="RU" fo:font-style="normal" style:text-underline-style="none" fo:font-weight="normal" officeooo:rsid="000f2aee" style:font-size-asian="12pt" style:font-size-complex="12pt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language="ru" fo:country="RU" fo:font-style="normal" style:text-underline-style="none" fo:font-weight="normal" officeooo:rsid="000f2aee" style:letter-kerning="true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language="ru" fo:country="RU" fo:font-style="normal" style:text-underline-style="none" fo:font-weight="normal" officeooo:rsid="0014dbd4" style:letter-kerning="tru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38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rsid="000f2aee" style:font-size-asian="12pt" style:font-size-complex="12pt"/>
    </style:style>
    <style:style style:name="T39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rsid="000f2aee" style:letter-kerning="tru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rsid="000f2aee" style:letter-kerning="true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fo:font-variant="normal" fo:text-transform="none" fo:color="#5e6973" loext:opacity="100%" style:font-name="apple-system" fo:font-size="14pt" fo:letter-spacing="normal" fo:language="ru" fo:country="RU" fo:font-style="normal" fo:font-weight="normal"/>
    </style:style>
    <style:style style:name="T42" style:family="text">
      <style:text-properties fo:font-variant="normal" fo:text-transform="none" fo:color="#111111" loext:opacity="100%" style:font-name="apple-system" fo:font-size="9.60000038146973pt" fo:letter-spacing="normal" fo:language="en" fo:country="US" fo:font-style="normal" fo:font-weight="normal" officeooo:rsid="000f56c8" style:font-name-asian="Times New Roman" style:font-name-complex="Times New Roman"/>
    </style:style>
    <style:style style:name="T43" style:family="text">
      <style:text-properties officeooo:rsid="000f56c8" style:font-name-asian="Times New Roman" style:font-name-complex="Times New Roman"/>
    </style:style>
    <style:style style:name="T44" style:family="text">
      <style:text-properties officeooo:rsid="00110a11" style:font-name-asian="Times New Roman" style:font-name-complex="Times New Roman"/>
    </style:style>
    <style:style style:name="T45" style:family="text">
      <style:text-properties officeooo:rsid="0011e18c" style:font-name-asian="Times New Roman" style:font-name-complex="Times New Roman"/>
    </style:style>
    <style:style style:name="T46" style:family="text">
      <style:text-properties officeooo:rsid="001353de" style:font-name-asian="Times New Roman" style:font-name-complex="Times New Roman"/>
    </style:style>
    <style:style style:name="T47" style:family="text">
      <style:text-properties officeooo:rsid="0014dbd4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ниверситет ИТМО, <text:span text:style-name="T28">факультет программной инженерии и компьютерной техники</text:span> </text:p>
      <text:p text:style-name="P2"><text:span text:style-name="T28">Двухнедельная</text:span> отчётная работа по «Информатике»: аннотация к статье</text:p>
      <text:p text:style-name="P9"><text:span text:style-name="T29">Дата </text:span><text:span text:style-name="T30">прошедшей </text:span><text:span text:style-name="T29">лекции: </text:span><text:span text:style-name="T31">13.09.2022</text:span><text:span text:style-name="T29"><text:tab/></text:span><text:span text:style-name="T30">Номер прошедшей лекции</text:span><text:span text:style-name="T1">: </text:span><text:span text:style-name="T25">1</text:span><text:span text:style-name="T29"><text:tab/>Дата сдачи: <text:s/></text:span><text:span text:style-name="T31">27.09.2022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Щетинин С.В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4">P3</text:span></text:span><text:span text:style-name="Основной_20_шрифт_20_абзаца"><text:span text:style-name="T18">108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5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h text:style-name="P13" text:outline-level="1"><text:span text:style-name="Основной_20_шрифт_20_абзаца"><text:span text:style-name="T32">Конкурент Raspberry Pi от Nvidia: что он умеет и на что способен</text:span></text:span></text:h>
            <text:p text:style-name="Table_20_Contents"><text:span text:style-name="Основной_20_шрифт_20_абзаца"><text:span text:style-name="T7"/></text:span></text:p>
            <text:p text:style-name="P3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1"><text:span text:style-name="Основной_20_шрифт_20_абзаца"><text:span text:style-name="T34">Gre</text:span></text:span><text:span text:style-name="Основной_20_шрифт_20_абзаца"><text:span text:style-name="T38">iv656 (</text:span></text:span><text:span text:style-name="Основной_20_шрифт_20_абзаца"><text:span text:style-name="T35">Хабр</text:span></text:span><text:span text:style-name="Основной_20_шрифт_20_абзаца"><text:span text:style-name="T38">)</text:span></text:span><text:span text:style-name="Основной_20_шрифт_20_абзаца"><text:span text:style-name="T33"> </text:span></text:span><text:span text:style-name="Основной_20_шрифт_20_абзаца"><text:line-break/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7">Дата публикации</text:span></text:span></text:p>
            <text:p text:style-name="Table_20_Contents"><text:span text:style-name="Основной_20_шрифт_20_абзаца"><text:span text:style-name="T9"><text:s/></text:span></text:span><text:span text:style-name="Основной_20_шрифт_20_абзаца"><text:span text:style-name="T1">"</text:span></text:span><text:span text:style-name="Основной_20_шрифт_20_абзаца"><text:span text:style-name="T12">26</text:span></text:span><text:span text:style-name="Основной_20_шрифт_20_абзаца"><text:span text:style-name="T1">" </text:span></text:span><text:span text:style-name="Основной_20_шрифт_20_абзаца"><text:span text:style-name="T12">сентября </text:span></text:span><text:span text:style-name="Основной_20_шрифт_20_абзаца"><text:span text:style-name="T1">20</text:span></text:span><text:span text:style-name="Основной_20_шрифт_20_абзаца"><text:span text:style-name="T12">22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7">Размер статьи </text:span></text:span></text:p>
            <text:p text:style-name="P10"><text:span text:style-name="Основной_20_шрифт_20_абзаца"><text:span text:style-name="T13">641 слово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рямая полная ссылка на источник и</text:span></text:span><text:span text:style-name="Основной_20_шрифт_20_абзаца"><text:span text:style-name="T8">ли</text:span></text:span><text:span text:style-name="Основной_20_шрифт_20_абзаца"><text:span text:style-name="T7"> сокращённая ссылка (</text:span></text:span><text:span text:style-name="Основной_20_шрифт_20_абзаца"><text:span text:style-name="T16">bit</text:span></text:span><text:span text:style-name="Основной_20_шрифт_20_абзаца"><text:span text:style-name="T7">.</text:span></text:span><text:span text:style-name="Основной_20_шрифт_20_абзаца"><text:span text:style-name="T16">ly</text:span></text:span><text:span text:style-name="Основной_20_шрифт_20_абзаца"><text:span text:style-name="T7">, </text:span></text:span><text:span text:style-name="Основной_20_шрифт_20_абзаца"><text:span text:style-name="T16">tr</text:span></text:span><text:span text:style-name="Основной_20_шрифт_20_абзаца"><text:span text:style-name="T7">.</text:span></text:span><text:span text:style-name="Основной_20_шрифт_20_абзаца"><text:span text:style-name="T16">im</text:span></text:span><text:span text:style-name="Основной_20_шрифт_20_абзаца"><text:span text:style-name="T7"> и т.п.)</text:span></text:span></text:p>
            <text:p text:style-name="Table_20_Contents"><text:a xlink:type="simple" xlink:href="https://habr.com/ru/company/selectel/blog/684082/" text:style-name="Internet_20_link" text:visited-style-name="Visited_20_Internet_20_Link"><text:span text:style-name="Основной_20_шрифт_20_абзаца"><text:span text:style-name="T6">https://habr.com/ru/company/selectel/blog/684082/</text:span></text:span></text:a></text:p>
          </table:table-cell>
          <table:covered-table-cell/>
          <table:covered-table-cell/>
        </table:table-row>
        <table:table-row table:style-name="TableLine1318517800416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Теги, ключевые слова или словосочетания</text:span></text:span><text:a xlink:type="simple" xlink:href="https://habr.com/ru/hub/electronics/" text:style-name="Internet_20_link" text:visited-style-name="Visited_20_Internet_20_Link"><text:span text:style-name="T41"><text:line-break/></text:span></text:a><text:span text:style-name="Основной_20_шрифт_20_абзаца"><text:span text:style-name="T37">Производство и Разработка электротехники,</text:span></text:span><text:span text:style-name="Основной_20_шрифт_20_абзаца"> </text:span><text:span text:style-name="Основной_20_шрифт_20_абзаца"><text:span text:style-name="T40">Га</text:span></text:span><text:span text:style-name="Основной_20_шрифт_20_абзаца"><text:span text:style-name="T36">джеты, Компютерное железо,</text:span></text:span><text:span text:style-name="Основной_20_шрифт_20_абзаца"> </text:span><text:span text:style-name="Основной_20_шрифт_20_абзаца"><text:span text:style-name="T39">Raspberry Pi, Nvidia</text:span></text:span></text:p>
          </table:table-cell>
          <table:covered-table-cell/>
          <table:covered-table-cell/>
        </table:table-row>
        <table:table-row table:style-name="TableLine1318517800688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еречень фактов, упомянутых в статье</text:span></text:span></text:p>
            <text:list xml:id="list1463779273" text:style-name="L1">
              <text:list-item>
                <text:p text:style-name="P15"><text:span text:style-name="Основной_20_шрифт_20_абзаца"><text:span text:style-name="T9"><text:s/></text:span></text:span><text:span text:style-name="Основной_20_шрифт_20_абзаца"><text:span text:style-name="T10">В 2019 году вышла первая версия одноплатного компьютера от </text:span></text:span><text:span text:style-name="Основной_20_шрифт_20_абзаца"><text:span text:style-name="T19">Nvidia (Nvidia Jetson Nano).</text:span></text:span></text:p>
              </text:list-item>
              <text:list-item>
                <text:p text:style-name="P15"><text:span text:style-name="Основной_20_шрифт_20_абзаца"><text:span text:style-name="T9"><text:s/></text:span></text:span><text:span text:style-name="Основной_20_шрифт_20_абзаца"><text:span text:style-name="T10">В 2020 году вышла вторая версия J</text:span></text:span><text:span text:style-name="Основной_20_шрифт_20_абзаца"><text:span text:style-name="T19">etson Nano, </text:span></text:span><text:span text:style-name="Основной_20_шрифт_20_абзаца"><text:span text:style-name="T20">б</text:span></text:span><text:span text:style-name="Основной_20_шрифт_20_абзаца"><text:span text:style-name="T11">олее мощная, чем первая версия.</text:span></text:span></text:p>
              </text:list-item>
              <text:list-item>
                <text:p text:style-name="P16"><text:span text:style-name="Основной_20_шрифт_20_абзаца"><text:span text:style-name="T20">GPIO</text:span></text:span><text:span text:style-name="Основной_20_шрифт_20_абзаца"><text:span text:style-name="T42"> </text:span></text:span><text:span text:style-name="Основной_20_шрифт_20_абзаца"><text:span text:style-name="T20">Jetson Nano </text:span></text:span><text:span text:style-name="Основной_20_шрифт_20_абзаца"><text:span text:style-name="T43">совместима с </text:span></text:span><text:span text:style-name="Основной_20_шрифт_20_абзаца"><text:span text:style-name="T20">Rasberry Pi, </text:span></text:span><text:span text:style-name="Основной_20_шрифт_20_абзаца"><text:span text:style-name="T43">также некоторые пакеты совместимы.</text:span></text:span></text:p>
              </text:list-item>
              <text:list-item>
                <text:p text:style-name="P16"><text:span text:style-name="Основной_20_шрифт_20_абзаца"><text:span text:style-name="T45">В</text:span></text:span><text:span text:style-name="Основной_20_шрифт_20_абзаца"><text:span text:style-name="T44">ерсия </text:span></text:span><text:span text:style-name="Основной_20_шрифт_20_абзаца"><text:span text:style-name="T21">Jeston Nano </text:span></text:span><text:span text:style-name="Основной_20_шрифт_20_абзаца"><text:span text:style-name="T46">(</text:span></text:span><text:span text:style-name="Основной_20_шрифт_20_абзаца"><text:span text:style-name="T22">Orin</text:span></text:span><text:span text:style-name="Основной_20_шрифт_20_абзаца"><text:span text:style-name="T46">)</text:span></text:span><text:span text:style-name="Основной_20_шрифт_20_абзаца"><text:span text:style-name="T21">,</text:span></text:span><text:span text:style-name="Основной_20_шрифт_20_абзаца"><text:span text:style-name="T44"> <text:s/>которая появилась «</text:span></text:span><text:span text:style-name="Основной_20_шрифт_20_абзаца"><text:span text:style-name="T45">несколько дней назад» относительно выхода статьи,</text:span></text:span><text:span text:style-name="Основной_20_шрифт_20_абзаца"><text:span text:style-name="T44"> в 80 раз производительнее, чем оригинальная первая.</text:span></text:span></text:p>
              </text:list-item>
              <text:list-item>
                <text:p text:style-name="P17"><text:span text:style-name="Основной_20_шрифт_20_абзаца"><text:span text:style-name="T45">Используется для серьезных вычислений (в частности на них запускают нейроные сети, о чем в статьте вскользь указано).</text:span></text:span></text:p>
              </text:list-item>
            </text:list>
            <text:p text:style-name="P4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7">Позитивные следствия и/или достоинства описанной в статье технологии (минимум три пункта)</text:span></text:span></text:p>
            <text:list xml:id="list1227665798" text:style-name="L2">
              <text:list-item>
                <text:p text:style-name="P18">Большой прорыв в развитии компьютерной техники</text:p>
              </text:list-item>
              <text:list-item>
                <text:p text:style-name="P20">Основа для будущих открытий</text:p>
              </text:list-item>
              <text:list-item>
                <text:p text:style-name="P21">Увеличение производительности дает большую скорость работы программ</text:p>
              </text:list-item>
              <text:list-item>
                <text:p text:style-name="P21">Так как <text:span text:style-name="T17">Jetson Nano </text:span>предназначена для <text:span text:style-name="T17">AI, </text:span>то это <text:span text:style-name="T47">сильно продвигает эту область, особенно </text:span><text:span text:style-name="T27">там</text:span><text:span text:style-name="T47">, где требуется компактность (например, распознание объектов для дронов).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Негативные следствия и/или недостатки описанной в статье технологии (минимум три пункта)</text:span></text:span></text:p>
            <text:list xml:id="list4074357691" text:style-name="L3">
              <text:list-item>
                <text:p text:style-name="P22">Появление алтернативы <text:span text:style-name="T17">Rasberry Pi </text:span>даст конфликт между устройствами (не все программной обеспечение, поддерживаемое на одном устройстве будет работать на другом)</text:p>
              </text:list-item>
              <text:list-item>
                <text:p text:style-name="P23">На настоящий момент представленных вычислительных мощностей все равно может не хватать</text:p>
              </text:list-item>
              <text:list-item>
                <text:p text:style-name="P24"><text:span text:style-name="Основной_20_шрифт_20_абзаца"><text:span text:style-name="T23"><text:s/></text:span></text:span><text:span text:style-name="Основной_20_шрифт_20_абзаца"><text:span text:style-name="T26">Имеет большую стоимость, по сравнению со своими аналогами и </text:span></text:span><text:span text:style-name="Основной_20_шрифт_20_абзаца"><text:span text:style-name="T24">Rasberry Pi</text:span></text:span></text:p>
              </text:list-item>
              <text:list-item>
                <text:p text:style-name="P25"><text:span text:style-name="Основной_20_шрифт_20_абзаца"><text:span text:style-name="T24">Jetson Nano </text:span></text:span><text:span text:style-name="Основной_20_шрифт_20_абзаца"><text:span text:style-name="T26">не имеет встроенный ввод-вывод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Ваши замечания, пожелания преподавателю </text:span></text:span><text:span text:style-name="Основной_20_шрифт_20_абзаца"><text:span text:style-name="T5">или</text:span></text:span><text:span text:style-name="Основной_20_шрифт_20_абзаца"><text:span text:style-name="T7"> анекдот о программистах</text:span></text:span><text:span text:style-name="Footnote_20_Symbol"><text:span text:style-name="T7"><text:note text:id="ftn1" text:note-class="footnote"><text:note-citation>1</text:note-citation><text:note-body><text:p text:style-name="P12"><text:span text:style-name="Основной_20_шрифт_20_абзаца"><text:span text:style-name="T9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26"><text:span text:style-name="Footnote_20_Symbol"><text:span text:style-name="T14"/></text:span></text:p>
            <text:p text:style-name="P19">Я так понял, что не обезательно по теме лекции должна быть аннотация, я думаю эта статья очень интересная)</text:p>
            <text:p text:style-name="P19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1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1_File_Viewer/7.3.0.0.alpha0$Windows_X86_64 LibreOffice_project/e65f6e87b1eb97a4a639c37fbe49997d18fd994a</meta:generator>
    <dc:title/>
    <dc:description/>
    <dc:subject/>
    <meta:initial-creator>Vladimir Sosnin</meta:initial-creator>
    <meta:creation-date>2016-10-10T08:06:00Z</meta:creation-date>
    <dc:date>2022-09-26T21:26:02.778000000</dc:date>
    <meta:print-date>1601-01-01T00:00:00Z</meta:print-date>
    <meta:editing-cycles>11</meta:editing-cycles>
    <meta:editing-duration>PT10M29S</meta:editing-duration>
    <meta:document-statistic meta:table-count="1" meta:image-count="0" meta:object-count="0" meta:page-count="1" meta:paragraph-count="33" meta:word-count="326" meta:character-count="2333" meta:non-whitespace-character-count="203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